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1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C3]*[.D3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formula="of:=[.C4]*[.D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5]*[.D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6]*[.D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7]*[.D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4]*[.D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5]*[.D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6]*[.D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7]*[.D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*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*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2]*[.D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3]*[.D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5]*[.D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40]*[.D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41]*[.D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42]*[.D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43]*[.D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44]*[.D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45]*[.D45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0T10:50:30.389764150</meta:creation-date>
    <dc:date>2023-03-10T11:03:59.174544158</dc:date>
    <meta:editing-duration>PT13M28S</meta:editing-duration>
    <meta:editing-cycles>3</meta:editing-cycles>
    <meta:generator>LibreOffice/6.4.7.2$Linux_X86_64 LibreOffice_project/40$Build-2</meta:generator>
    <meta:document-statistic meta:table-count="1" meta:cell-count="51" meta:object-count="0"/>
  </office:meta>
</office:document-meta>
</file>